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7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60" calcext:value-type="currency">
            <text:p>$1,66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0:.W14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65" calcext:value-type="currency">
            <text:p>$1,26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3];[.F13];[.H13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3:.V13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3:.AA13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4];[.F14];[.H14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4:.V14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4:.AA14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5];[.F15];[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18" calcext:value-type="currency">
            <text:p>$1,51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8:.W21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formula="of:=AVERAGE([.W24:.W26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29:.W31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89" calcext:value-type="currency">
            <text:p>$1,289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8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5:02:32.422572316</dc:date>
    <meta:editing-duration>P16DT19H19M19S</meta:editing-duration>
    <meta:editing-cycles>311</meta:editing-cycles>
    <meta:generator>LibreOffice/5.1.6.2$Linux_X86_64 LibreOffice_project/10m0$Build-2</meta:generator>
    <meta:document-statistic meta:table-count="6" meta:cell-count="4726" meta:object-count="0"/>
  </office:meta>
</office:document-meta>
</file>